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center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center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center"/>
    </style:style>
    <style:style style:name="T2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3" style:family="table-cell">
      <style:table-cell-properties fo:border="0.0069in solid #000000" style:writing-mode="lr-tb" fo:padding-top="0in" fo:padding-left="0.0784in" fo:padding-bottom="0in" fo:padding-right="0.075in"/>
    </style:style>
    <style:style style:name="P2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</style:style>
    <style:style style:name="T2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widows="2" fo:orphans="2" fo:text-align="center"/>
    </style:style>
    <style:style style:name="T2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P2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</style:style>
    <style:style style:name="T2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1" style:parent-style-name="Standard" style:family="paragraph">
      <style:paragraph-properties fo:widows="2" fo:orphans="2" fo:text-align="center"/>
    </style:style>
    <style:style style:name="T2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2" fo:orphans="2" fo:text-align="justify"/>
    </style:style>
    <style:style style:name="T2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center"/>
    </style:style>
    <style:style style:name="T2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="0.0069in solid #000000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2" fo:orphans="2" fo:text-align="justify"/>
    </style:style>
    <style:style style:name="T3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center"/>
    </style:style>
    <style:style style:name="T3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="0.0069in solid #000000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</style:style>
    <style:style style:name="T3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center"/>
    </style:style>
    <style:style style:name="T3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</style:style>
    <style:style style:name="T3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widows="2" fo:orphans="2" fo:text-align="center"/>
    </style:style>
    <style:style style:name="T32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="0.0069in solid #000000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3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34" style:parent-style-name="Heading1" style:family="paragraph"/>
    <style:style style:name="T33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8" style:family="table-column">
      <style:table-column-properties style:column-width="3.0625in" style:use-optimal-column-width="false"/>
    </style:style>
    <style:style style:name="TableColumn339" style:family="table-column">
      <style:table-column-properties style:column-width="0.8138in" style:use-optimal-column-width="false"/>
    </style:style>
    <style:style style:name="TableColumn340" style:family="table-column">
      <style:table-column-properties style:column-width="0.8763in" style:use-optimal-column-width="false"/>
    </style:style>
    <style:style style:name="TableColumn341" style:family="table-column">
      <style:table-column-properties style:column-width="1.8138in" style:use-optimal-column-width="false"/>
    </style:style>
    <style:style style:name="Table337" style:family="table">
      <style:table-properties style:width="6.5666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4" style:parent-style-name="Standard" style:family="paragraph">
      <style:paragraph-properties fo:widows="2" fo:orphans="2" fo:text-align="center"/>
    </style:style>
    <style:style style:name="T3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9" style:family="table-cell">
      <style:table-cell-properties fo:border="0.0069in solid #000000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P353" style:parent-style-name="Normal" style:family="paragraph">
      <style:paragraph-properties fo:widows="0" fo:orphans="0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center"/>
    </style:style>
    <style:style style:name="T35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center"/>
    </style:style>
    <style:style style:name="T3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60" style:parent-style-name="Normal" style:family="paragraph">
      <style:paragraph-properties fo:widows="0" fo:orphans="0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37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2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7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6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77" style:parent-style-name="Heading1" style:family="paragraph"/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createSchedule</text:span><text:span text:style-name="T56">.html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<text:s/></text:span><text:span text:style-name="T64">column.</text:span></text:p>
      <text:p text:style-name="P65"/>
      <text:p text:style-name="P66"><text:span text:style-name="T67">1. <text:s/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<text:s/></text:span><text:span text:style-name="T222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3">
            <text:p text:style-name="P224"><text:span text:style-name="T225">/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Each method in the file is preceded by a comment block<text:s/></text:span><text:span text:style-name="T234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Follows HTML 5 D</text:span><text:span text:style-name="T246">octype.</text:span></text:p>
          </table:table-cell>
          <table:table-cell table:style-name="TableCell247">
            <text:p text:style-name="P248"><text:span text:style-name="T249">/</text:span>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Comment on differentiation between Bootstrap 3 and Internal CSS.</text:span></text:p>
          </table:table-cell>
          <table:table-cell table:style-name="TableCell258">
            <text:p text:style-name="P259"><text:span text:style-name="T260">/</text:span>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Properly commented CSS Styles(in head tag).</text:span></text:p>
          </table:table-cell>
          <table:table-cell table:style-name="TableCell269">
            <text:p text:style-name="P270"><text:span text:style-name="T271">/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Follow jinja 2 syntax properly.</text:span></text:p>
          </table:table-cell>
          <table:table-cell table:style-name="TableCell280">
            <text:p text:style-name="P281"><text:span text:style-name="T282">/</text:span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<text:span text:style-name="T290">Properly named jinja blocks.</text:span></text:p>
          </table:table-cell>
          <table:table-cell table:style-name="TableCell291">
            <text:p text:style-name="P292"><text:span text:style-name="T293">/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Icons in use are depressed(e.g. when in<text:s/></text:span><text:span text:style-name="T302">logIn.html page, your account glyphicon seems to be pressed).</text:span></text:p>
          </table:table-cell>
          <table:table-cell table:style-name="TableCell303">
            <text:p text:style-name="P304"><text:span text:style-name="T305">/</text:span>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<text:span text:style-name="T313">Comments before submit buttons are made for clarity and easy reference.</text:span></text:p>
          </table:table-cell>
          <table:table-cell table:style-name="TableCell314">
            <text:p text:style-name="P315"><text:span text:style-name="T316">/</text:span>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<text:span text:style-name="T324">Properly tabbed(4-space tab) code blocks.</text:span></text:p>
          </table:table-cell>
          <table:table-cell table:style-name="TableCell325">
            <text:p text:style-name="P326"><text:span text:style-name="T327">/</text:span>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</table:table>
      <text:list text:style-name="WWNum1">
        <text:list-item text:start-value="1">
          <text:p text:style-name="P332"/>
        </text:list-item>
      </text:list>
      <text:list text:style-name="WWNum1" text:continue-numbering="true">
        <text:list-item>
          <text:p text:style-name="P333"/>
        </text:list-item>
      </text:list>
      <text:list text:style-name="WWNum1" text:continue-numbering="true">
        <text:list-item>
          <text:p text:style-name="P334"><text:span text:style-name="T335">Design Principles (Modularity, Cohesion, Coupling). <text:s/>Place a<text:s/></text:span><text:span text:style-name="T336">check mark if the method complies with Coupling and Cohesion. <text:s/>If not, leave it blank.</text:span></text:p>
        </text:list-item>
      </text:list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rows-spanned="2">
            <text:p text:style-name="P344"><text:span text:style-name="T345">List of Method Signature</text:span></text:p>
          </table:table-cell>
          <table:table-cell table:style-name="TableCell346" table:number-columns-spanned="2">
            <text:p text:style-name="P347"><text:span text:style-name="T348">Modularity</text:span></text:p>
          </table:table-cell>
          <table:covered-table-cell/>
          <table:table-cell table:style-name="TableCell349" table:number-rows-spanned="2">
            <text:p text:style-name="P350"><text:span text:style-name="T351">Remarks</text:span></text:p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<text:span text:style-name="T356">Coupling</text:span></text:p>
          </table:table-cell>
          <table:table-cell table:style-name="TableCell357">
            <text:p text:style-name="P358"><text:span text:style-name="T359">Cohesion</text:span></text:p>
          </table:table-cell>
          <table:covered-table-cell>
            <text:p text:style-name="P360"/>
          </table:covered-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</table:table>
      <text:p text:style-name="P370"/>
      <text:list text:style-name="WWNum1" text:continue-numbering="true">
        <text:list-item>
          <text:p text:style-name="P371"/>
        </text:list-item>
      </text:list>
      <text:list text:style-name="WWNum1" text:continue-numbering="true">
        <text:list-item>
          <text:p text:style-name="P372"/>
        </text:list-item>
      </text:list>
      <text:p text:style-name="P373"/>
      <text:p text:style-name="P374"/>
      <text:p text:style-name="P375"/>
      <text:p text:style-name="P376"/>
      <text:list text:style-name="WWNum1" text:continue-numbering="true">
        <text:list-item>
          <text:p text:style-name="P377"><text:span text:style-name="T378">Reviewer’s Comments:</text:span><text:span text:style-name="T379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</meta:initial-creator>
    <dc:creator>Justin Granda</dc:creator>
    <meta:creation-date>2020-01-31T09:26:00Z</meta:creation-date>
    <dc:date>2020-01-31T09:26:00Z</dc:date>
    <meta:template xlink:href="Normal" xlink:type="simple"/>
    <meta:editing-cycles>2</meta:editing-cycles>
    <meta:editing-duration>PT0S</meta:editing-duration>
    <meta:document-statistic meta:page-count="2" meta:paragraph-count="4" meta:word-count="361" meta:character-count="2418" meta:row-count="17" meta:non-whitespace-character-count="2061"/>
  </office:meta>
</office:document-meta>
</file>